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automatic-styles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4c06f" officeooo:paragraph-rsid="0004c06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04a707" officeooo:paragraph-rsid="0004a707"/>
    </style:style>
    <style:style style:name="P6" style:family="paragraph" style:parent-style-name="Text_20_body">
      <style:text-properties officeooo:paragraph-rsid="0004a707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T2" style:family="text">
      <style:text-properties officeooo:rsid="0004c06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Screen mode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</text:index-body>
      </text:table-of-content>
      <text:p text:style-name="P1"/>
      <text:h text:style-name="P5" text:outline-level="1">1. はじめに</text:h>
      <text:p text:style-name="P6"><text:s/>本書は、<text:span text:style-name="T1">V9968プロセッサの各画面モードの設定方法と動作内容を説明する。</text:span></text:p>
      <text:p text:style-name="P6"/>
      <text:p text:style-name="P6"/>
      <text:h text:style-name="P7" text:outline-level="1">2. 画面モードの種類</text:h>
      <text:p text:style-name="Text_20_body">　<text:span text:style-name="T2">V9968の画面モードは、V9958と同等である。新たな画面モードは存在しない。</text:span></text:p>
      <text:p text:style-name="Text_20_body">　<text:span text:style-name="T2">V9938/V9958 の Technical Data Book に説明が記載されているが、細かい挙動には言及されていないため、本書ではもう少し細かい挙動についても説明する。対応ソフトを作る際の参考にしていただければと思う。</text:span></text:p>
      <text:p text:style-name="Text_20_body">　また、<text:span text:style-name="T2">V9958では、未定義だった挙動のうち、使えると便利なものは正式な機能として格上げする。V9958ではどういう扱いであるかも含めて記載する。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ビューEnexus" fo:font-family="UビューEnexus" style:font-style-name="E" style:font-pitch="variable" style:font-name-asian="UビューEnexus1" style:font-family-asian="UビューEnexus" style:font-style-name-asian="標準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09-07T23:07:47.945828900</dc:date>
    <meta:editing-duration>PT22M2S</meta:editing-duration>
    <meta:editing-cycles>2</meta:editing-cycles>
    <meta:generator>LibreOffice/25.2.3.1$Windows_X86_64 LibreOffice_project/d8d1af5f77df955194e52baabe19324532ac8e8b</meta:generator>
    <meta:document-statistic meta:table-count="0" meta:image-count="0" meta:object-count="0" meta:page-count="4" meta:paragraph-count="11" meta:word-count="239" meta:character-count="349" meta:non-whitespace-character-count="333"/>
  </office:meta>
</office:document-meta>
</file>